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lonne 1</text:p>
          </table:table-cell>
          <table:table-cell office:value-type="string" calcext:value-type="string">
            <text:p>Colonne 2</text:p>
          </table:table-cell>
          <table:table-cell office:value-type="string" calcext:value-type="string">
            <text:p>Colonne 3</text:p>
          </table:table-cell>
          <table:table-cell office:value-type="string" calcext:value-type="string">
            <text:p>Colonne 4</text:p>
          </table:table-cell>
          <table:table-cell office:value-type="string" calcext:value-type="string">
            <text:p>Colonne 5</text:p>
          </table:table-cell>
          <table:table-cell office:value-type="string" calcext:value-type="string">
            <text:p>Colonne 6</text:p>
          </table:table-cell>
          <table:table-cell office:value-type="string" calcext:value-type="string">
            <text:p>Colonne 7</text:p>
          </table:table-cell>
          <table:table-cell office:value-type="string" calcext:value-type="string">
            <text:p>Colonne 8</text:p>
          </table:table-cell>
        </table:table-row>
        <table:table-row table:style-name="ro1">
          <table:table-cell office:value-type="string" calcext:value-type="string">
            <text:p>Ligne 2</text:p>
          </table:table-cell>
          <table:table-cell table:formula="of:=RAND()" office:value-type="float" office:value="0.162374725137691" calcext:value-type="float">
            <text:p>0,162374725137691</text:p>
          </table:table-cell>
          <table:table-cell table:formula="of:=RAND()" office:value-type="float" office:value="0.616356145686675" calcext:value-type="float">
            <text:p>0,616356145686675</text:p>
          </table:table-cell>
          <table:table-cell table:formula="of:=RAND()" office:value-type="float" office:value="0.731496743118572" calcext:value-type="float">
            <text:p>0,731496743118572</text:p>
          </table:table-cell>
          <table:table-cell table:formula="of:=RAND()" office:value-type="float" office:value="0.862054600073529" calcext:value-type="float">
            <text:p>0,862054600073529</text:p>
          </table:table-cell>
          <table:table-cell table:formula="of:=RAND()" office:value-type="float" office:value="0.899513392754835" calcext:value-type="float">
            <text:p>0,899513392754835</text:p>
          </table:table-cell>
          <table:table-cell table:formula="of:=RAND()" office:value-type="float" office:value="0.0147581579197735" calcext:value-type="float">
            <text:p>0,014758157919774</text:p>
          </table:table-cell>
          <table:table-cell table:formula="of:=RAND()" office:value-type="float" office:value="0.0539118345341282" calcext:value-type="float">
            <text:p>0,053911834534128</text:p>
          </table:table-cell>
        </table:table-row>
        <table:table-row table:style-name="ro1">
          <table:table-cell office:value-type="string" calcext:value-type="string">
            <text:p>Ligne 3</text:p>
          </table:table-cell>
          <table:table-cell table:formula="of:=RAND()" office:value-type="float" office:value="0.865265721192356" calcext:value-type="float">
            <text:p>0,865265721192356</text:p>
          </table:table-cell>
          <table:table-cell table:formula="of:=RAND()" office:value-type="float" office:value="0.657595083925067" calcext:value-type="float">
            <text:p>0,657595083925067</text:p>
          </table:table-cell>
          <table:table-cell table:formula="of:=RAND()" office:value-type="float" office:value="0.989339509372526" calcext:value-type="float">
            <text:p>0,989339509372526</text:p>
          </table:table-cell>
          <table:table-cell table:formula="of:=RAND()" office:value-type="float" office:value="0.546938721796332" calcext:value-type="float">
            <text:p>0,546938721796332</text:p>
          </table:table-cell>
          <table:table-cell table:formula="of:=RAND()" office:value-type="float" office:value="0.976949638719793" calcext:value-type="float">
            <text:p>0,976949638719793</text:p>
          </table:table-cell>
          <table:table-cell table:formula="of:=RAND()" office:value-type="float" office:value="0.212055268417662" calcext:value-type="float">
            <text:p>0,212055268417662</text:p>
          </table:table-cell>
          <table:table-cell table:formula="of:=RAND()" office:value-type="float" office:value="0.0623100065859828" calcext:value-type="float">
            <text:p>0,062310006585983</text:p>
          </table:table-cell>
        </table:table-row>
        <table:table-row table:style-name="ro1">
          <table:table-cell office:value-type="string" calcext:value-type="string">
            <text:p>Ligne 4</text:p>
          </table:table-cell>
          <table:table-cell table:formula="of:=RAND()" office:value-type="float" office:value="0.93964423693418" calcext:value-type="float">
            <text:p>0,93964423693418</text:p>
          </table:table-cell>
          <table:table-cell table:formula="of:=RAND()" office:value-type="float" office:value="0.471934379400595" calcext:value-type="float">
            <text:p>0,471934379400595</text:p>
          </table:table-cell>
          <table:table-cell table:formula="of:=RAND()" office:value-type="float" office:value="0.763285341553555" calcext:value-type="float">
            <text:p>0,763285341553555</text:p>
          </table:table-cell>
          <table:table-cell table:formula="of:=RAND()" office:value-type="float" office:value="0.331770858714408" calcext:value-type="float">
            <text:p>0,331770858714408</text:p>
          </table:table-cell>
          <table:table-cell table:formula="of:=RAND()" office:value-type="float" office:value="0.29393607840224" calcext:value-type="float">
            <text:p>0,29393607840224</text:p>
          </table:table-cell>
          <table:table-cell table:formula="of:=RAND()" office:value-type="float" office:value="0.946995196438823" calcext:value-type="float">
            <text:p>0,946995196438823</text:p>
          </table:table-cell>
          <table:table-cell table:formula="of:=RAND()" office:value-type="float" office:value="0.55351710774738" calcext:value-type="float">
            <text:p>0,55351710774738</text:p>
          </table:table-cell>
        </table:table-row>
        <table:table-row table:style-name="ro1">
          <table:table-cell office:value-type="string" calcext:value-type="string">
            <text:p>Ligne 5</text:p>
          </table:table-cell>
          <table:table-cell table:formula="of:=RAND()" office:value-type="float" office:value="0.137052825830924" calcext:value-type="float">
            <text:p>0,137052825830924</text:p>
          </table:table-cell>
          <table:table-cell table:formula="of:=RAND()" office:value-type="float" office:value="0.403594350377636" calcext:value-type="float">
            <text:p>0,403594350377636</text:p>
          </table:table-cell>
          <table:table-cell table:formula="of:=RAND()" office:value-type="float" office:value="0.581078228873526" calcext:value-type="float">
            <text:p>0,581078228873526</text:p>
          </table:table-cell>
          <table:table-cell table:formula="of:=RAND()" office:value-type="float" office:value="0.73639689276643" calcext:value-type="float">
            <text:p>0,73639689276643</text:p>
          </table:table-cell>
          <table:table-cell table:formula="of:=RAND()" office:value-type="float" office:value="0.916988749673012" calcext:value-type="float">
            <text:p>0,916988749673012</text:p>
          </table:table-cell>
          <table:table-cell table:formula="of:=RAND()" office:value-type="float" office:value="0.399337525765291" calcext:value-type="float">
            <text:p>0,399337525765291</text:p>
          </table:table-cell>
          <table:table-cell table:formula="of:=RAND()" office:value-type="float" office:value="0.74860401524347" calcext:value-type="float">
            <text:p>0,74860401524347</text:p>
          </table:table-cell>
        </table:table-row>
        <table:table-row table:style-name="ro1">
          <table:table-cell office:value-type="string" calcext:value-type="string">
            <text:p>Ligne 6</text:p>
          </table:table-cell>
          <table:table-cell table:formula="of:=RAND()" office:value-type="float" office:value="0.549832214762018" calcext:value-type="float">
            <text:p>0,549832214762018</text:p>
          </table:table-cell>
          <table:table-cell table:formula="of:=RAND()" office:value-type="float" office:value="0.4497730904949" calcext:value-type="float">
            <text:p>0,4497730904949</text:p>
          </table:table-cell>
          <table:table-cell table:formula="of:=RAND()" office:value-type="float" office:value="0.507344927111835" calcext:value-type="float">
            <text:p>0,507344927111835</text:p>
          </table:table-cell>
          <table:table-cell table:formula="of:=RAND()" office:value-type="float" office:value="0.894175392249666" calcext:value-type="float">
            <text:p>0,894175392249666</text:p>
          </table:table-cell>
          <table:table-cell table:formula="of:=RAND()" office:value-type="float" office:value="0.890271835109632" calcext:value-type="float">
            <text:p>0,890271835109632</text:p>
          </table:table-cell>
          <table:table-cell table:formula="of:=RAND()" office:value-type="float" office:value="0.578788100863044" calcext:value-type="float">
            <text:p>0,578788100863044</text:p>
          </table:table-cell>
          <table:table-cell table:formula="of:=RAND()" office:value-type="float" office:value="0.179081113176547" calcext:value-type="float">
            <text:p>0,179081113176547</text:p>
          </table:table-cell>
        </table:table-row>
        <table:table-row table:style-name="ro1">
          <table:table-cell office:value-type="string" calcext:value-type="string">
            <text:p>Ligne 7</text:p>
          </table:table-cell>
          <table:table-cell table:formula="of:=RAND()" office:value-type="float" office:value="0.610960629554484" calcext:value-type="float">
            <text:p>0,610960629554484</text:p>
          </table:table-cell>
          <table:table-cell table:formula="of:=RAND()" office:value-type="float" office:value="0.51838020322717" calcext:value-type="float">
            <text:p>0,51838020322717</text:p>
          </table:table-cell>
          <table:table-cell table:formula="of:=RAND()" office:value-type="float" office:value="0.178433356525946" calcext:value-type="float">
            <text:p>0,178433356525946</text:p>
          </table:table-cell>
          <table:table-cell table:formula="of:=RAND()" office:value-type="float" office:value="0.948278325979627" calcext:value-type="float">
            <text:p>0,948278325979627</text:p>
          </table:table-cell>
          <table:table-cell table:formula="of:=RAND()" office:value-type="float" office:value="0.301168938180938" calcext:value-type="float">
            <text:p>0,301168938180938</text:p>
          </table:table-cell>
          <table:table-cell table:formula="of:=RAND()" office:value-type="float" office:value="0.210073492840084" calcext:value-type="float">
            <text:p>0,210073492840084</text:p>
          </table:table-cell>
          <table:table-cell table:formula="of:=RAND()" office:value-type="float" office:value="0.716265812838535" calcext:value-type="float">
            <text:p>0,716265812838535</text:p>
          </table:table-cell>
        </table:table-row>
        <table:table-row table:style-name="ro1">
          <table:table-cell office:value-type="string" calcext:value-type="string">
            <text:p>Ligne 8</text:p>
          </table:table-cell>
          <table:table-cell table:formula="of:=RAND()" office:value-type="float" office:value="0.37030031384335" calcext:value-type="float">
            <text:p>0,37030031384335</text:p>
          </table:table-cell>
          <table:table-cell table:formula="of:=RAND()" office:value-type="float" office:value="0.0255411102868109" calcext:value-type="float">
            <text:p>0,025541110286811</text:p>
          </table:table-cell>
          <table:table-cell table:formula="of:=RAND()" office:value-type="float" office:value="0.139883491124918" calcext:value-type="float">
            <text:p>0,139883491124918</text:p>
          </table:table-cell>
          <table:table-cell table:formula="of:=RAND()" office:value-type="float" office:value="0.966537055632354" calcext:value-type="float">
            <text:p>0,966537055632354</text:p>
          </table:table-cell>
          <table:table-cell table:formula="of:=RAND()" office:value-type="float" office:value="0.90856110039286" calcext:value-type="float">
            <text:p>0,90856110039286</text:p>
          </table:table-cell>
          <table:table-cell table:formula="of:=RAND()" office:value-type="float" office:value="0.707502744765373" calcext:value-type="float">
            <text:p>0,707502744765373</text:p>
          </table:table-cell>
          <table:table-cell table:formula="of:=RAND()" office:value-type="float" office:value="0.821640734536894" calcext:value-type="float">
            <text:p>0,821640734536894</text:p>
          </table:table-cell>
        </table:table-row>
        <table:table-row table:style-name="ro1">
          <table:table-cell office:value-type="string" calcext:value-type="string">
            <text:p>Ligne 9</text:p>
          </table:table-cell>
          <table:table-cell table:formula="of:=RAND()" office:value-type="float" office:value="0.327548630187797" calcext:value-type="float">
            <text:p>0,327548630187797</text:p>
          </table:table-cell>
          <table:table-cell table:formula="of:=RAND()" office:value-type="float" office:value="0.243222131464038" calcext:value-type="float">
            <text:p>0,243222131464038</text:p>
          </table:table-cell>
          <table:table-cell table:formula="of:=RAND()" office:value-type="float" office:value="0.190611508825502" calcext:value-type="float">
            <text:p>0,190611508825502</text:p>
          </table:table-cell>
          <table:table-cell table:formula="of:=RAND()" office:value-type="float" office:value="0.104063211079092" calcext:value-type="float">
            <text:p>0,104063211079092</text:p>
          </table:table-cell>
          <table:table-cell table:formula="of:=RAND()" office:value-type="float" office:value="0.668252631154426" calcext:value-type="float">
            <text:p>0,668252631154426</text:p>
          </table:table-cell>
          <table:table-cell table:formula="of:=RAND()" office:value-type="float" office:value="0.886502963797171" calcext:value-type="float">
            <text:p>0,886502963797171</text:p>
          </table:table-cell>
          <table:table-cell table:formula="of:=RAND()" office:value-type="float" office:value="0.312702392811603" calcext:value-type="float">
            <text:p>0,312702392811603</text:p>
          </table:table-cell>
        </table:table-row>
        <table:table-row table:style-name="ro1">
          <table:table-cell office:value-type="string" calcext:value-type="string">
            <text:p>Ligne 10</text:p>
          </table:table-cell>
          <table:table-cell table:formula="of:=RAND()" office:value-type="float" office:value="0.772142915761056" calcext:value-type="float">
            <text:p>0,772142915761056</text:p>
          </table:table-cell>
          <table:table-cell table:formula="of:=RAND()" office:value-type="float" office:value="0.26718406282252" calcext:value-type="float">
            <text:p>0,26718406282252</text:p>
          </table:table-cell>
          <table:table-cell table:formula="of:=RAND()" office:value-type="float" office:value="0.393280103569619" calcext:value-type="float">
            <text:p>0,393280103569619</text:p>
          </table:table-cell>
          <table:table-cell table:formula="of:=RAND()" office:value-type="float" office:value="0.17491953196727" calcext:value-type="float">
            <text:p>0,17491953196727</text:p>
          </table:table-cell>
          <table:table-cell table:formula="of:=RAND()" office:value-type="float" office:value="0.681235826754306" calcext:value-type="float">
            <text:p>0,681235826754306</text:p>
          </table:table-cell>
          <table:table-cell table:formula="of:=RAND()" office:value-type="float" office:value="0.333523039708161" calcext:value-type="float">
            <text:p>0,333523039708161</text:p>
          </table:table-cell>
          <table:table-cell table:formula="of:=RAND()" office:value-type="float" office:value="0.409345065672534" calcext:value-type="float">
            <text:p>0,409345065672534</text:p>
          </table:table-cell>
        </table:table-row>
        <table:table-row table:style-name="ro1">
          <table:table-cell office:value-type="string" calcext:value-type="string">
            <text:p>Ligne 11</text:p>
          </table:table-cell>
          <table:table-cell table:formula="of:=RAND()" office:value-type="float" office:value="0.229698144953347" calcext:value-type="float">
            <text:p>0,229698144953347</text:p>
          </table:table-cell>
          <table:table-cell table:formula="of:=RAND()" office:value-type="float" office:value="0.796863547622936" calcext:value-type="float">
            <text:p>0,796863547622936</text:p>
          </table:table-cell>
          <table:table-cell table:formula="of:=RAND()" office:value-type="float" office:value="0.863710152666041" calcext:value-type="float">
            <text:p>0,863710152666041</text:p>
          </table:table-cell>
          <table:table-cell table:formula="of:=RAND()" office:value-type="float" office:value="0.11160721831759" calcext:value-type="float">
            <text:p>0,11160721831759</text:p>
          </table:table-cell>
          <table:table-cell table:formula="of:=RAND()" office:value-type="float" office:value="0.737226988027919" calcext:value-type="float">
            <text:p>0,737226988027919</text:p>
          </table:table-cell>
          <table:table-cell table:formula="of:=RAND()" office:value-type="float" office:value="0.258637877370112" calcext:value-type="float">
            <text:p>0,258637877370112</text:p>
          </table:table-cell>
          <table:table-cell table:formula="of:=RAND()" office:value-type="float" office:value="0.760757288387701" calcext:value-type="float">
            <text:p>0,760757288387701</text:p>
          </table:table-cell>
        </table:table-row>
        <table:table-row table:style-name="ro1">
          <table:table-cell office:value-type="string" calcext:value-type="string">
            <text:p>Ligne 12</text:p>
          </table:table-cell>
          <table:table-cell table:formula="of:=RAND()" office:value-type="float" office:value="0.470286633966729" calcext:value-type="float">
            <text:p>0,470286633966729</text:p>
          </table:table-cell>
          <table:table-cell table:formula="of:=RAND()" office:value-type="float" office:value="0.469369566838071" calcext:value-type="float">
            <text:p>0,469369566838071</text:p>
          </table:table-cell>
          <table:table-cell table:formula="of:=RAND()" office:value-type="float" office:value="0.498386482635094" calcext:value-type="float">
            <text:p>0,498386482635094</text:p>
          </table:table-cell>
          <table:table-cell table:formula="of:=RAND()" office:value-type="float" office:value="0.361703323119467" calcext:value-type="float">
            <text:p>0,361703323119467</text:p>
          </table:table-cell>
          <table:table-cell table:formula="of:=RAND()" office:value-type="float" office:value="0.104077295419765" calcext:value-type="float">
            <text:p>0,104077295419765</text:p>
          </table:table-cell>
          <table:table-cell table:formula="of:=RAND()" office:value-type="float" office:value="0.222611020560313" calcext:value-type="float">
            <text:p>0,222611020560313</text:p>
          </table:table-cell>
          <table:table-cell table:formula="of:=RAND()" office:value-type="float" office:value="0.688327482026498" calcext:value-type="float">
            <text:p>0,688327482026498</text:p>
          </table:table-cell>
        </table:table-row>
      </table:table>
      <table:table table:name="Feuille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lonne 1</text:p>
          </table:table-cell>
          <table:table-cell office:value-type="string" calcext:value-type="string">
            <text:p>Colonne 2</text:p>
          </table:table-cell>
          <table:table-cell office:value-type="string" calcext:value-type="string">
            <text:p>Colonne 3</text:p>
          </table:table-cell>
          <table:table-cell office:value-type="string" calcext:value-type="string">
            <text:p>Colonne 4</text:p>
          </table:table-cell>
          <table:table-cell office:value-type="string" calcext:value-type="string">
            <text:p>Colonne 5</text:p>
          </table:table-cell>
          <table:table-cell office:value-type="string" calcext:value-type="string">
            <text:p>Colonne 6</text:p>
          </table:table-cell>
          <table:table-cell office:value-type="string" calcext:value-type="string">
            <text:p>Colonne 7</text:p>
          </table:table-cell>
          <table:table-cell office:value-type="string" calcext:value-type="string">
            <text:p>Colonne 8</text:p>
          </table:table-cell>
        </table:table-row>
        <table:table-row table:style-name="ro1">
          <table:table-cell office:value-type="string" calcext:value-type="string">
            <text:p>Ligne 2</text:p>
          </table:table-cell>
          <table:table-cell table:formula="of:=RAND()" office:value-type="float" office:value="0.20297479772845" calcext:value-type="float">
            <text:p>0,20297479772845</text:p>
          </table:table-cell>
          <table:table-cell table:formula="of:=RAND()" office:value-type="float" office:value="0.838974921166254" calcext:value-type="float">
            <text:p>0,838974921166254</text:p>
          </table:table-cell>
          <table:table-cell table:formula="of:=RAND()" office:value-type="float" office:value="0.67139299085102" calcext:value-type="float">
            <text:p>0,67139299085102</text:p>
          </table:table-cell>
          <table:table-cell table:formula="of:=RAND()" office:value-type="float" office:value="0.73306361741246" calcext:value-type="float">
            <text:p>0,73306361741246</text:p>
          </table:table-cell>
          <table:table-cell table:formula="of:=RAND()" office:value-type="float" office:value="0.817411020963885" calcext:value-type="float">
            <text:p>0,817411020963885</text:p>
          </table:table-cell>
          <table:table-cell table:formula="of:=RAND()" office:value-type="float" office:value="0.747028140565131" calcext:value-type="float">
            <text:p>0,747028140565131</text:p>
          </table:table-cell>
          <table:table-cell table:formula="of:=RAND()" office:value-type="float" office:value="0.819014676554674" calcext:value-type="float">
            <text:p>0,819014676554674</text:p>
          </table:table-cell>
        </table:table-row>
        <table:table-row table:style-name="ro1">
          <table:table-cell office:value-type="string" calcext:value-type="string">
            <text:p>Ligne 3</text:p>
          </table:table-cell>
          <table:table-cell table:formula="of:=RAND()" office:value-type="float" office:value="0.16435255934511" calcext:value-type="float">
            <text:p>0,16435255934511</text:p>
          </table:table-cell>
          <table:table-cell table:formula="of:=RAND()" office:value-type="float" office:value="0.715009887823813" calcext:value-type="float">
            <text:p>0,715009887823813</text:p>
          </table:table-cell>
          <table:table-cell table:formula="of:=RAND()" office:value-type="float" office:value="0.727399760972305" calcext:value-type="float">
            <text:p>0,727399760972305</text:p>
          </table:table-cell>
          <table:table-cell table:formula="of:=RAND()" office:value-type="float" office:value="0.448747758083905" calcext:value-type="float">
            <text:p>0,448747758083905</text:p>
          </table:table-cell>
          <table:table-cell table:formula="of:=RAND()" office:value-type="float" office:value="0.49069998567774" calcext:value-type="float">
            <text:p>0,49069998567774</text:p>
          </table:table-cell>
          <table:table-cell table:formula="of:=RAND()" office:value-type="float" office:value="0.888210902178064" calcext:value-type="float">
            <text:p>0,888210902178064</text:p>
          </table:table-cell>
          <table:table-cell table:formula="of:=RAND()" office:value-type="float" office:value="0.402257309794444" calcext:value-type="float">
            <text:p>0,402257309794444</text:p>
          </table:table-cell>
        </table:table-row>
        <table:table-row table:style-name="ro1">
          <table:table-cell office:value-type="string" calcext:value-type="string">
            <text:p>Ligne 4</text:p>
          </table:table-cell>
          <table:table-cell table:formula="of:=RAND()" office:value-type="float" office:value="0.129989800893338" calcext:value-type="float">
            <text:p>0,129989800893338</text:p>
          </table:table-cell>
          <table:table-cell table:formula="of:=RAND()" office:value-type="float" office:value="0.216389398172072" calcext:value-type="float">
            <text:p>0,216389398172072</text:p>
          </table:table-cell>
          <table:table-cell table:formula="of:=RAND()" office:value-type="float" office:value="0.598642019707834" calcext:value-type="float">
            <text:p>0,598642019707834</text:p>
          </table:table-cell>
          <table:table-cell table:formula="of:=RAND()" office:value-type="float" office:value="0.120240316858798" calcext:value-type="float">
            <text:p>0,120240316858798</text:p>
          </table:table-cell>
          <table:table-cell table:formula="of:=RAND()" office:value-type="float" office:value="0.248604429714957" calcext:value-type="float">
            <text:p>0,248604429714957</text:p>
          </table:table-cell>
          <table:table-cell table:formula="of:=RAND()" office:value-type="float" office:value="0.0478822997954124" calcext:value-type="float">
            <text:p>0,047882299795412</text:p>
          </table:table-cell>
          <table:table-cell table:formula="of:=RAND()" office:value-type="float" office:value="0.473373533883537" calcext:value-type="float">
            <text:p>0,473373533883537</text:p>
          </table:table-cell>
        </table:table-row>
        <table:table-row table:style-name="ro1">
          <table:table-cell office:value-type="string" calcext:value-type="string">
            <text:p>Ligne 5</text:p>
          </table:table-cell>
          <table:table-cell table:formula="of:=RAND()" office:value-type="float" office:value="0.768777145300588" calcext:value-type="float">
            <text:p>0,768777145300588</text:p>
          </table:table-cell>
          <table:table-cell table:formula="of:=RAND()" office:value-type="float" office:value="0.846103686623005" calcext:value-type="float">
            <text:p>0,846103686623005</text:p>
          </table:table-cell>
          <table:table-cell table:formula="of:=RAND()" office:value-type="float" office:value="0.487723192211472" calcext:value-type="float">
            <text:p>0,487723192211472</text:p>
          </table:table-cell>
          <table:table-cell table:formula="of:=RAND()" office:value-type="float" office:value="0.333279235467938" calcext:value-type="float">
            <text:p>0,333279235467938</text:p>
          </table:table-cell>
          <table:table-cell table:formula="of:=RAND()" office:value-type="float" office:value="0.357901299348941" calcext:value-type="float">
            <text:p>0,357901299348941</text:p>
          </table:table-cell>
          <table:table-cell table:formula="of:=RAND()" office:value-type="float" office:value="0.0423585175938435" calcext:value-type="float">
            <text:p>0,042358517593844</text:p>
          </table:table-cell>
          <table:table-cell table:formula="of:=RAND()" office:value-type="float" office:value="0.701998474093128" calcext:value-type="float">
            <text:p>0,701998474093128</text:p>
          </table:table-cell>
        </table:table-row>
        <table:table-row table:style-name="ro1">
          <table:table-cell office:value-type="string" calcext:value-type="string">
            <text:p>Ligne 6</text:p>
          </table:table-cell>
          <table:table-cell table:formula="of:=RAND()" office:value-type="float" office:value="0.921240195654229" calcext:value-type="float">
            <text:p>0,921240195654229</text:p>
          </table:table-cell>
          <table:table-cell table:formula="of:=RAND()" office:value-type="float" office:value="0.182122598478121" calcext:value-type="float">
            <text:p>0,182122598478121</text:p>
          </table:table-cell>
          <table:table-cell table:formula="of:=RAND()" office:value-type="float" office:value="0.0164139469740161" calcext:value-type="float">
            <text:p>0,016413946974016</text:p>
          </table:table-cell>
          <table:table-cell table:formula="of:=RAND()" office:value-type="float" office:value="0.890898164407039" calcext:value-type="float">
            <text:p>0,890898164407039</text:p>
          </table:table-cell>
          <table:table-cell table:formula="of:=RAND()" office:value-type="float" office:value="0.636391786541834" calcext:value-type="float">
            <text:p>0,636391786541834</text:p>
          </table:table-cell>
          <table:table-cell table:formula="of:=RAND()" office:value-type="float" office:value="0.255982659839085" calcext:value-type="float">
            <text:p>0,255982659839085</text:p>
          </table:table-cell>
          <table:table-cell table:formula="of:=RAND()" office:value-type="float" office:value="0.0669801040251941" calcext:value-type="float">
            <text:p>0,066980104025194</text:p>
          </table:table-cell>
        </table:table-row>
        <table:table-row table:style-name="ro1">
          <table:table-cell office:value-type="string" calcext:value-type="string">
            <text:p>Ligne 7</text:p>
          </table:table-cell>
          <table:table-cell table:formula="of:=RAND()" office:value-type="float" office:value="0.382171241284832" calcext:value-type="float">
            <text:p>0,382171241284832</text:p>
          </table:table-cell>
          <table:table-cell table:formula="of:=RAND()" office:value-type="float" office:value="0.212519673280378" calcext:value-type="float">
            <text:p>0,212519673280378</text:p>
          </table:table-cell>
          <table:table-cell table:formula="of:=RAND()" office:value-type="float" office:value="0.72212474964811" calcext:value-type="float">
            <text:p>0,72212474964811</text:p>
          </table:table-cell>
          <table:table-cell table:formula="of:=RAND()" office:value-type="float" office:value="0.778388183061084" calcext:value-type="float">
            <text:p>0,778388183061084</text:p>
          </table:table-cell>
          <table:table-cell table:formula="of:=RAND()" office:value-type="float" office:value="0.299650270238837" calcext:value-type="float">
            <text:p>0,299650270238837</text:p>
          </table:table-cell>
          <table:table-cell table:formula="of:=RAND()" office:value-type="float" office:value="0.566358897500325" calcext:value-type="float">
            <text:p>0,566358897500325</text:p>
          </table:table-cell>
          <table:table-cell table:formula="of:=RAND()" office:value-type="float" office:value="0.694091351881395" calcext:value-type="float">
            <text:p>0,694091351881395</text:p>
          </table:table-cell>
        </table:table-row>
        <table:table-row table:style-name="ro1">
          <table:table-cell office:value-type="string" calcext:value-type="string">
            <text:p>Ligne 8</text:p>
          </table:table-cell>
          <table:table-cell table:formula="of:=RAND()" office:value-type="float" office:value="0.711852067108658" calcext:value-type="float">
            <text:p>0,711852067108658</text:p>
          </table:table-cell>
          <table:table-cell table:formula="of:=RAND()" office:value-type="float" office:value="0.420790777733001" calcext:value-type="float">
            <text:p>0,420790777733001</text:p>
          </table:table-cell>
          <table:table-cell table:formula="of:=RAND()" office:value-type="float" office:value="0.812979129607498" calcext:value-type="float">
            <text:p>0,812979129607498</text:p>
          </table:table-cell>
          <table:table-cell table:formula="of:=RAND()" office:value-type="float" office:value="0.922238911142821" calcext:value-type="float">
            <text:p>0,922238911142821</text:p>
          </table:table-cell>
          <table:table-cell table:formula="of:=RAND()" office:value-type="float" office:value="0.201025328416632" calcext:value-type="float">
            <text:p>0,201025328416632</text:p>
          </table:table-cell>
          <table:table-cell table:formula="of:=RAND()" office:value-type="float" office:value="0.911155789079272" calcext:value-type="float">
            <text:p>0,911155789079272</text:p>
          </table:table-cell>
          <table:table-cell table:formula="of:=RAND()" office:value-type="float" office:value="0.673617332478562" calcext:value-type="float">
            <text:p>0,673617332478562</text:p>
          </table:table-cell>
        </table:table-row>
        <table:table-row table:style-name="ro1">
          <table:table-cell office:value-type="string" calcext:value-type="string">
            <text:p>Ligne 9</text:p>
          </table:table-cell>
          <table:table-cell table:formula="of:=RAND()" office:value-type="float" office:value="0.343017958234446" calcext:value-type="float">
            <text:p>0,343017958234446</text:p>
          </table:table-cell>
          <table:table-cell table:formula="of:=RAND()" office:value-type="float" office:value="0.769198598417266" calcext:value-type="float">
            <text:p>0,769198598417266</text:p>
          </table:table-cell>
          <table:table-cell table:formula="of:=RAND()" office:value-type="float" office:value="0.632802150888247" calcext:value-type="float">
            <text:p>0,632802150888247</text:p>
          </table:table-cell>
          <table:table-cell table:formula="of:=RAND()" office:value-type="float" office:value="0.321269096463731" calcext:value-type="float">
            <text:p>0,321269096463731</text:p>
          </table:table-cell>
          <table:table-cell table:formula="of:=RAND()" office:value-type="float" office:value="0.186691946158208" calcext:value-type="float">
            <text:p>0,186691946158208</text:p>
          </table:table-cell>
          <table:table-cell table:formula="of:=RAND()" office:value-type="float" office:value="0.764722494628231" calcext:value-type="float">
            <text:p>0,764722494628231</text:p>
          </table:table-cell>
          <table:table-cell table:formula="of:=RAND()" office:value-type="float" office:value="0.836531866939669" calcext:value-type="float">
            <text:p>0,836531866939669</text:p>
          </table:table-cell>
        </table:table-row>
        <table:table-row table:style-name="ro1">
          <table:table-cell office:value-type="string" calcext:value-type="string">
            <text:p>Ligne 10</text:p>
          </table:table-cell>
          <table:table-cell table:formula="of:=RAND()" office:value-type="float" office:value="0.402487456482045" calcext:value-type="float">
            <text:p>0,402487456482045</text:p>
          </table:table-cell>
          <table:table-cell table:formula="of:=RAND()" office:value-type="float" office:value="0.749348497572764" calcext:value-type="float">
            <text:p>0,749348497572764</text:p>
          </table:table-cell>
          <table:table-cell table:formula="of:=RAND()" office:value-type="float" office:value="0.910096253616424" calcext:value-type="float">
            <text:p>0,910096253616424</text:p>
          </table:table-cell>
          <table:table-cell table:formula="of:=RAND()" office:value-type="float" office:value="0.495741472336534" calcext:value-type="float">
            <text:p>0,495741472336534</text:p>
          </table:table-cell>
          <table:table-cell table:formula="of:=RAND()" office:value-type="float" office:value="0.19756362692194" calcext:value-type="float">
            <text:p>0,19756362692194</text:p>
          </table:table-cell>
          <table:table-cell table:formula="of:=RAND()" office:value-type="float" office:value="0.904294707591219" calcext:value-type="float">
            <text:p>0,904294707591219</text:p>
          </table:table-cell>
          <table:table-cell table:formula="of:=RAND()" office:value-type="float" office:value="0.292801279684995" calcext:value-type="float">
            <text:p>0,292801279684995</text:p>
          </table:table-cell>
        </table:table-row>
        <table:table-row table:style-name="ro1">
          <table:table-cell office:value-type="string" calcext:value-type="string">
            <text:p>Ligne 11</text:p>
          </table:table-cell>
          <table:table-cell table:formula="of:=RAND()" office:value-type="float" office:value="0.870703669090558" calcext:value-type="float">
            <text:p>0,870703669090558</text:p>
          </table:table-cell>
          <table:table-cell table:formula="of:=RAND()" office:value-type="float" office:value="0.855747226706664" calcext:value-type="float">
            <text:p>0,855747226706664</text:p>
          </table:table-cell>
          <table:table-cell table:formula="of:=RAND()" office:value-type="float" office:value="0.6302998930954" calcext:value-type="float">
            <text:p>0,6302998930954</text:p>
          </table:table-cell>
          <table:table-cell table:formula="of:=RAND()" office:value-type="float" office:value="0.634010103194203" calcext:value-type="float">
            <text:p>0,634010103194203</text:p>
          </table:table-cell>
          <table:table-cell table:formula="of:=RAND()" office:value-type="float" office:value="0.698876725755229" calcext:value-type="float">
            <text:p>0,698876725755229</text:p>
          </table:table-cell>
          <table:table-cell table:formula="of:=RAND()" office:value-type="float" office:value="0.94340791748954" calcext:value-type="float">
            <text:p>0,94340791748954</text:p>
          </table:table-cell>
          <table:table-cell table:formula="of:=RAND()" office:value-type="float" office:value="0.565176752924965" calcext:value-type="float">
            <text:p>0,565176752924965</text:p>
          </table:table-cell>
        </table:table-row>
        <table:table-row table:style-name="ro1">
          <table:table-cell office:value-type="string" calcext:value-type="string">
            <text:p>Ligne 12</text:p>
          </table:table-cell>
          <table:table-cell table:formula="of:=RAND()" office:value-type="float" office:value="0.748321321051401" calcext:value-type="float">
            <text:p>0,748321321051401</text:p>
          </table:table-cell>
          <table:table-cell table:formula="of:=RAND()" office:value-type="float" office:value="0.169994486384944" calcext:value-type="float">
            <text:p>0,169994486384944</text:p>
          </table:table-cell>
          <table:table-cell table:formula="of:=RAND()" office:value-type="float" office:value="0.909142225625176" calcext:value-type="float">
            <text:p>0,909142225625176</text:p>
          </table:table-cell>
          <table:table-cell table:formula="of:=RAND()" office:value-type="float" office:value="0.215536047360596" calcext:value-type="float">
            <text:p>0,215536047360596</text:p>
          </table:table-cell>
          <table:table-cell table:formula="of:=RAND()" office:value-type="float" office:value="0.490435536255805" calcext:value-type="float">
            <text:p>0,490435536255805</text:p>
          </table:table-cell>
          <table:table-cell table:formula="of:=RAND()" office:value-type="float" office:value="0.0904923672535429" calcext:value-type="float">
            <text:p>0,090492367253543</text:p>
          </table:table-cell>
          <table:table-cell table:formula="of:=RAND()" office:value-type="float" office:value="0.818232554672795" calcext:value-type="float">
            <text:p>0,818232554672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/00/0000</text:date>, <text:time style:data-style-name="N2" text:time-value="23:04:55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20:27.730000000</meta:creation-date>
    <dc:date>2017-09-10T23:04:48.052000000</dc:date>
    <meta:editing-duration>PT2M6S</meta:editing-duration>
    <meta:editing-cycles>2</meta:editing-cycles>
    <meta:generator>LibreOffice/5.4.0.3$Windows_X86_64 LibreOffice_project/7556cbc6811c9d992f4064ab9287069087d7f62c</meta:generator>
    <meta:document-statistic meta:table-count="2" meta:cell-count="192" meta:object-count="0"/>
  </office:meta>
</office:document-meta>
</file>